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808080" draw:textarea-horizontal-align="justify" draw:textarea-vertical-align="middle" draw:auto-grow-height="false" fo:min-height="9.346cm" fo:min-width="17.037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028cm" fo:min-width="17.037cm"/>
      <style:paragraph-properties style:writing-mode="lr-tb"/>
    </style:style>
    <style:style style:name="gr3" style:family="graphic" style:parent-style-name="standard">
      <style:graphic-properties svg:stroke-color="#333333" draw:fill-color="#333333" draw:textarea-horizontal-align="justify" draw:textarea-vertical-align="middle" draw:auto-grow-height="false" fo:min-height="8.048cm" fo:min-width="3.598cm"/>
    </style:style>
    <style:style style:name="gr4" style:family="graphic" style:parent-style-name="standard">
      <style:graphic-properties svg:stroke-color="#f10d0c" draw:fill-color="#f10d0c" draw:textarea-horizontal-align="justify" draw:textarea-vertical-align="middle" draw:auto-grow-height="false" fo:min-height="0.484cm" fo:min-width="0.26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5" style:family="graphic" style:parent-style-name="standard">
      <style:graphic-properties svg:stroke-color="#f10d0c" draw:fill-color="#f10d0c" draw:textarea-horizontal-align="justify" draw:textarea-vertical-align="middle" draw:auto-grow-height="false" fo:min-height="0.485cm" fo:min-width="0.266cm" fo:wrap-option="no-wrap"/>
      <style:paragraph-properties style:writing-mode="lr-tb"/>
    </style:style>
    <style:style style:name="gr6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581cm" fo:min-width="2.791cm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27cm" fo:min-width="2.416cm"/>
      <style:paragraph-properties style:writing-mode="lr-tb"/>
    </style:style>
    <style:style style:name="gr8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9.399cm" fo:min-width="16.851cm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197cm" fo:min-width="16.798cm"/>
      <style:paragraph-properties style:writing-mode="lr-tb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8.017cm" fo:min-width="3.438cm"/>
    </style:style>
    <style:style style:name="gr11" style:family="graphic" style:parent-style-name="standard">
      <style:graphic-properties svg:stroke-color="#f10d0c" draw:fill-color="#f10d0c" draw:textarea-horizontal-align="justify" draw:textarea-vertical-align="middle" draw:auto-grow-height="false" fo:min-height="0.379cm" fo:min-width="0.116cm"/>
    </style:style>
    <style:style style:name="gr1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402cm" fo:min-width="2.601cm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7cm" fo:min-width="2.433cm"/>
      <style:paragraph-properties style:writing-mode="lr-tb"/>
    </style:style>
    <style:style style:name="gr14" style:family="graphic" style:parent-style-name="standard">
      <style:graphic-properties draw:stroke="none" draw:fill="none" fo:min-height="0.716cm"/>
      <style:paragraph-properties style:writing-mode="lr-tb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svg:stroke-color="#666666" draw:fill="solid" draw:fill-color="#666666" draw:textarea-horizontal-align="justify" draw:textarea-vertical-align="middle" draw:auto-grow-height="false" fo:min-height="8.403cm" fo:min-width="16.025cm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902cm" fo:min-width="16.025cm"/>
      <style:paragraph-properties style:writing-mode="lr-tb"/>
    </style:style>
    <style:style style:name="gr18" style:family="graphic" style:parent-style-name="standard">
      <style:graphic-properties svg:stroke-color="#333333" draw:fill-color="#333333" draw:textarea-horizontal-align="justify" draw:textarea-vertical-align="middle" draw:auto-grow-height="false" fo:min-height="7.233cm" fo:min-width="3.362cm"/>
    </style:style>
    <style:style style:name="gr1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27cm" fo:min-width="2.248cm"/>
      <style:paragraph-properties style:writing-mode="lr-tb"/>
    </style:style>
    <style:style style:name="gr20" style:family="graphic" style:parent-style-name="standard">
      <style:graphic-properties draw:stroke="none" draw:fill="none" fo:min-height="1.102cm"/>
      <style:paragraph-properties style:writing-mode="lr-tb"/>
    </style:style>
    <style:style style:name="gr21" style:family="graphic" style:parent-style-name="standard">
      <style:graphic-properties svg:stroke-color="#666666" draw:fill-color="#666666" draw:textarea-horizontal-align="justify" draw:textarea-vertical-align="middle" draw:auto-grow-height="false" fo:min-height="3.928cm" fo:min-width="7.584cm" draw:shadow="visible" draw:shadow-offset-x="0.212cm" draw:shadow-offset-y="0.212cm" draw:shadow-color="#000000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479cm" fo:min-width="6.678cm" draw:shadow="hidden" draw:shadow-offset-x="0.212cm" draw:shadow-offset-y="0.212cm" draw:shadow-color="#000000"/>
      <style:paragraph-properties style:writing-mode="lr-tb"/>
    </style:style>
    <style:style style:name="gr23" style:family="graphic" style:parent-style-name="standard">
      <style:graphic-properties svg:stroke-color="#333333" draw:fill-color="#333333" draw:textarea-horizontal-align="justify" draw:textarea-vertical-align="middle" draw:auto-grow-height="false" fo:min-height="1.938cm" fo:min-width="6.596cm" draw:shadow="hidden" draw:shadow-offset-x="0.212cm" draw:shadow-offset-y="0.212cm" draw:shadow-color="#000000"/>
      <style:paragraph-properties style:writing-mode="lr-tb"/>
    </style:style>
    <style:style style:name="gr24" style:family="graphic" style:parent-style-name="standard">
      <style:graphic-properties svg:stroke-color="#666666" draw:fill-color="#666666" draw:textarea-horizontal-align="justify" draw:textarea-vertical-align="middle" draw:auto-grow-height="false" fo:min-height="3.929cm" fo:min-width="7.583cm" draw:shadow="visible" draw:shadow-offset-x="0.212cm" draw:shadow-offset-y="0.212cm" draw:shadow-color="#000000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48cm" fo:min-width="6.665cm" draw:shadow="hidden" draw:shadow-offset-x="0.212cm" draw:shadow-offset-y="0.212cm" draw:shadow-color="#000000"/>
      <style:paragraph-properties style:writing-mode="lr-tb"/>
    </style:style>
    <style:style style:name="gr26" style:family="graphic" style:parent-style-name="standard">
      <style:graphic-properties svg:stroke-color="#333333" draw:fill-color="#333333" draw:textarea-horizontal-align="justify" draw:textarea-vertical-align="middle" draw:auto-grow-height="false" fo:min-height="1.938cm" fo:min-width="6.597cm" draw:shadow="hidden" draw:shadow-offset-x="0.212cm" draw:shadow-offset-y="0.212cm" draw:shadow-color="#000000"/>
      <style:paragraph-properties style:writing-mode="lr-tb"/>
    </style:style>
    <style:style style:name="gr27" style:family="graphic" style:parent-style-name="standard">
      <style:graphic-properties svg:stroke-color="#666666" draw:fill-color="#666666" draw:textarea-horizontal-align="justify" draw:textarea-vertical-align="middle" draw:auto-grow-height="false" fo:min-height="5.017cm" fo:min-width="7.923cm" draw:shadow="visible" draw:shadow-offset-x="0.212cm" draw:shadow-offset-y="0.212cm" draw:shadow-color="#000000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1.517cm" fo:min-width="7.375cm" draw:shadow="hidden" draw:shadow-offset-x="0.212cm" draw:shadow-offset-y="0.212cm" draw:shadow-color="#000000"/>
      <style:paragraph-properties style:writing-mode="lr-tb"/>
    </style:style>
    <style:style style:name="gr29" style:family="graphic" style:parent-style-name="standard">
      <style:graphic-properties svg:stroke-color="#333333" draw:fill-color="#333333" draw:textarea-horizontal-align="justify" draw:textarea-vertical-align="middle" draw:auto-grow-height="false" fo:min-height="2.215cm" fo:min-width="7.313cm" draw:shadow="hidden" draw:shadow-offset-x="0.212cm" draw:shadow-offset-y="0.212cm" draw:shadow-color="#000000"/>
      <style:paragraph-properties style:writing-mode="lr-tb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479cm" fo:min-width="6.664cm" draw:shadow="hidden" draw:shadow-offset-x="0.212cm" draw:shadow-offset-y="0.212cm" draw:shadow-color="#000000"/>
      <style:paragraph-properties style:writing-mode="lr-tb"/>
    </style:style>
    <style:style style:name="gr31" style:family="graphic" style:parent-style-name="standard">
      <style:graphic-properties svg:stroke-color="#333333" draw:fill-color="#333333" draw:textarea-horizontal-align="justify" draw:textarea-vertical-align="middle" draw:auto-grow-height="false" fo:min-height="1.937cm" fo:min-width="6.596cm" draw:shadow="hidden" draw:shadow-offset-x="0.212cm" draw:shadow-offset-y="0.212cm" draw:shadow-color="#000000"/>
      <style:paragraph-properties style:writing-mode="lr-tb"/>
    </style:style>
    <style:style style:name="gr3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63cm" fo:min-width="6.278cm"/>
      <style:paragraph-properties style:writing-mode="lr-tb"/>
    </style:style>
    <style:style style:name="gr3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483cm" fo:min-width="9.117cm"/>
      <style:paragraph-properties style:writing-mode="lr-tb"/>
    </style:style>
    <style:style style:name="gr34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483cm" fo:min-width="7.462cm"/>
      <style:paragraph-properties style:writing-mode="lr-tb"/>
    </style:style>
    <style:style style:name="gr35" style:family="graphic" style:parent-style-name="standard">
      <style:graphic-properties draw:stroke="none" svg:stroke-color="#1e6a39" draw:fill-color="#afd095" draw:textarea-horizontal-align="justify" draw:textarea-vertical-align="middle" draw:auto-grow-height="false" fo:min-height="2.22cm" fo:min-width="7.261cm"/>
      <style:paragraph-properties style:writing-mode="lr-tb"/>
    </style:style>
    <style:style style:name="gr36" style:family="graphic" style:parent-style-name="standard">
      <style:graphic-properties draw:stroke="none" draw:fill-color="#e8f2a1" draw:textarea-horizontal-align="justify" draw:textarea-vertical-align="middle" draw:auto-grow-height="false" fo:min-height="0.975cm" fo:min-width="5.236cm"/>
      <style:paragraph-properties style:writing-mode="lr-tb"/>
    </style:style>
    <style:style style:name="gr37" style:family="graphic" style:parent-style-name="objectwithoutfill">
      <style:graphic-properties svg:stroke-width="0.152cm" svg:stroke-color="#127622" draw:marker-start-width="0.432cm" draw:marker-end="Arrowheads_20_5" draw:marker-end-width="0.533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127622" draw:marker-start-width="0.432cm" draw:marker-end="Arrowheads_20_7" draw:marker-end-width="0.533cm" draw:fill="none" draw:textarea-vertical-align="middle" fo:padding-top="0.201cm" fo:padding-bottom="0.201cm" fo:padding-left="0.326cm" fo:padding-right="0.326cm"/>
    </style:style>
    <style:style style:name="gr39" style:family="graphic" style:parent-style-name="objectwithoutfill">
      <style:graphic-properties svg:stroke-width="0.152cm" svg:stroke-color="#127622" draw:marker-start-width="0.432cm" draw:marker-end="Arrowheads_20_8" draw:marker-end-width="0.533cm" draw:fill="none" draw:textarea-vertical-align="middle" fo:padding-top="0.201cm" fo:padding-bottom="0.201cm" fo:padding-left="0.326cm" fo:padding-right="0.326cm"/>
    </style:style>
    <style:style style:name="gr40" style:family="graphic" style:parent-style-name="objectwithoutfill">
      <style:graphic-properties svg:stroke-width="0.152cm" svg:stroke-color="#127622" draw:marker-start-width="0.432cm" draw:marker-end="Arrowheads_20_9" draw:marker-end-width="0.533cm" draw:fill="none" draw:textarea-vertical-align="middle" fo:padding-top="0.201cm" fo:padding-bottom="0.201cm" fo:padding-left="0.326cm" fo:padding-right="0.326cm"/>
    </style:style>
    <style:style style:name="gr41" style:family="graphic" style:parent-style-name="standard">
      <style:graphic-properties draw:stroke="none" draw:fill="none" fo:min-height="0.713cm"/>
      <style:paragraph-properties style:writing-mode="lr-tb"/>
    </style:style>
    <style:style style:name="gr42" style:family="graphic" style:parent-style-name="objectwithoutfill">
      <style:graphic-properties svg:stroke-width="0.152cm" svg:stroke-color="#127622" draw:marker-start-width="0.432cm" draw:marker-end="Arrowheads_20_11" draw:marker-end-width="0.533cm" draw:fill="none" draw:textarea-vertical-align="middle" fo:padding-top="0.201cm" fo:padding-bottom="0.201cm" fo:padding-left="0.326cm" fo:padding-right="0.326cm"/>
    </style:style>
    <style:style style:name="gr43" style:family="graphic" style:parent-style-name="objectwithoutfill">
      <style:graphic-properties svg:stroke-width="0.152cm" svg:stroke-color="#127622" draw:marker-start-width="0.432cm" draw:marker-end="Arrowheads_20_13" draw:marker-end-width="0.533cm" draw:fill="none" draw:textarea-vertical-align="middle" fo:padding-top="0.201cm" fo:padding-bottom="0.201cm" fo:padding-left="0.326cm" fo:padding-right="0.326cm"/>
    </style:style>
    <style:style style:name="gr44" style:family="graphic" style:parent-style-name="objectwithoutfill">
      <style:graphic-properties svg:stroke-width="0.152cm" svg:stroke-color="#127622" draw:marker-start-width="0.432cm" draw:marker-end="Arrowheads_20_14" draw:marker-end-width="0.533cm" draw:fill="none" draw:textarea-vertical-align="middle" fo:padding-top="0.201cm" fo:padding-bottom="0.201cm" fo:padding-left="0.326cm" fo:padding-right="0.326cm"/>
    </style:style>
    <style:style style:name="gr45" style:family="graphic" style:parent-style-name="standard">
      <style:graphic-properties svg:stroke-color="#666666" draw:fill="solid" draw:fill-color="#585858" draw:textarea-horizontal-align="justify" draw:textarea-vertical-align="middle" draw:auto-grow-height="false" fo:min-height="3.189cm" fo:min-width="6.811cm" draw:shadow="visible" draw:shadow-offset-x="0.212cm" draw:shadow-offset-y="0.212cm" draw:shadow-color="#000000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0.486cm" fo:min-width="6.496cm" draw:shadow="hidden" draw:shadow-offset-x="0.212cm" draw:shadow-offset-y="0.212cm" draw:shadow-color="#000000"/>
      <style:paragraph-properties style:writing-mode="lr-tb"/>
    </style:style>
    <style:style style:name="gr47" style:family="graphic" style:parent-style-name="standard">
      <style:graphic-properties svg:stroke-color="#333333" draw:fill-color="#333333" draw:textarea-horizontal-align="justify" draw:textarea-vertical-align="middle" draw:auto-grow-height="false" fo:min-height="1.77cm" fo:min-width="6.353cm" draw:shadow="hidden" draw:shadow-offset-x="0.212cm" draw:shadow-offset-y="0.212cm" draw:shadow-color="#000000"/>
      <style:paragraph-properties style:writing-mode="lr-tb"/>
    </style:style>
    <style:style style:name="gr48" style:family="graphic" style:parent-style-name="standard">
      <style:graphic-properties svg:stroke-color="#666666" draw:fill="solid" draw:fill-color="#585858" draw:textarea-horizontal-align="justify" draw:textarea-vertical-align="middle" draw:auto-grow-height="false" fo:min-height="3.423cm" fo:min-width="7.002cm" draw:shadow="visible" draw:shadow-offset-x="0.212cm" draw:shadow-offset-y="0.212cm" draw:shadow-color="#000000"/>
    </style:style>
    <style:style style:name="gr49" style:family="graphic" style:parent-style-name="standard">
      <style:graphic-properties svg:stroke-color="#000000" draw:fill-color="#000000" draw:textarea-horizontal-align="justify" draw:textarea-vertical-align="middle" draw:auto-grow-height="false" fo:min-height="0.526cm" fo:min-width="6.377cm" draw:shadow="hidden" draw:shadow-offset-x="0.212cm" draw:shadow-offset-y="0.212cm" draw:shadow-color="#000000"/>
      <style:paragraph-properties style:writing-mode="lr-tb"/>
    </style:style>
    <style:style style:name="gr50" style:family="graphic" style:parent-style-name="standard">
      <style:graphic-properties svg:stroke-color="#333333" draw:fill-color="#333333" draw:textarea-horizontal-align="justify" draw:textarea-vertical-align="middle" draw:auto-grow-height="false" fo:min-height="1.69cm" fo:min-width="6.432cm" draw:shadow="hidden" draw:shadow-offset-x="0.212cm" draw:shadow-offset-y="0.212cm" draw:shadow-color="#000000"/>
      <style:paragraph-properties style:writing-mode="lr-tb"/>
    </style:style>
    <style:style style:name="gr51" style:family="graphic" style:parent-style-name="standard">
      <style:graphic-properties svg:stroke-color="#f10d0c" draw:fill-color="#f10d0c" draw:textarea-horizontal-align="justify" draw:textarea-vertical-align="middle" draw:auto-grow-height="false" fo:min-height="0.484cm" fo:min-width="0.266cm" fo:wrap-option="no-wrap"/>
      <style:paragraph-properties style:writing-mode="lr-tb"/>
    </style:style>
    <style:style style:name="P1" style:family="paragraph">
      <loext:graphic-properties draw:fill="solid" draw:fill-color="#808080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000000"/>
      <style:paragraph-properties fo:text-align="center" style:writing-mode="lr-tb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style:paragraph-properties fo:text-align="center"/>
      <style:text-properties fo:color="#ffffff" loext:opacity="100%" fo:font-size="13pt" fo:background-color="transparent"/>
    </style:style>
    <style:style style:name="P6" style:family="paragraph">
      <loext:graphic-properties draw:fill-color="#f10d0c"/>
      <style:paragraph-properties fo:text-align="center"/>
      <style:text-properties fo:color="#ffffff" loext:opacity="100%" loext:color-lum-mod="100%" loext:color-lum-off="0%" fo:font-size="13pt" fo:background-color="transparent"/>
    </style:style>
    <style:style style:name="P7" style:family="paragraph">
      <style:paragraph-properties fo:text-align="center"/>
      <style:text-properties fo:font-size="13pt"/>
    </style:style>
    <style:style style:name="P8" style:family="paragraph">
      <loext:graphic-properties draw:fill-color="#f10d0c"/>
      <style:paragraph-properties fo:text-align="center"/>
      <style:text-properties fo:color="#ffffff" loext:opacity="100%" loext:color-lum-mod="100%" loext:color-lum-off="0%" fo:font-size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ffffff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="solid" draw:fill-color="#666666"/>
      <style:paragraph-properties fo:text-align="center" style:writing-mode="lr-tb"/>
    </style:style>
    <style:style style:name="P13" style:family="paragraph">
      <loext:graphic-properties draw:fill-color="#f10d0c"/>
      <style:paragraph-properties fo:text-align="center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-color="#666666"/>
      <style:paragraph-properties fo:text-align="center"/>
    </style:style>
    <style:style style:name="P18" style:family="paragraph">
      <style:paragraph-properties fo:text-align="center" style:writing-mode="lr-tb"/>
      <style:text-properties fo:font-size="10pt" style:font-size-asian="10pt" style:font-size-complex="10pt"/>
    </style:style>
    <style:style style:name="P19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20" style:family="paragraph">
      <loext:graphic-properties draw:fill-color="#333333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color="#000000" loext:opacity="100%"/>
    </style:style>
    <style:style style:name="P22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/>
    </style:style>
    <style:style style:name="P23" style:family="paragraph">
      <loext:graphic-properties draw:fill-color="#afd095"/>
      <style:paragraph-properties fo:text-align="center" style:writing-mode="lr-tb"/>
    </style:style>
    <style:style style:name="P24" style:family="paragraph">
      <loext:graphic-properties draw:fill-color="#e8f2a1"/>
      <style:paragraph-properties fo:text-align="center" style:writing-mode="lr-tb"/>
    </style:style>
    <style:style style:name="P25" style:family="paragraph">
      <loext:graphic-properties draw:fill="solid" draw:fill-color="#585858"/>
      <style:paragraph-properties fo:text-align="center"/>
    </style:style>
    <style:style style:name="P26" style:family="paragraph">
      <style:paragraph-properties fo:text-align="center" style:writing-mode="lr-tb"/>
      <style:text-properties fo:font-size="12pt"/>
    </style:style>
    <style:style style:name="P27" style:family="paragraph">
      <loext:graphic-properties draw:fill-color="#333333"/>
      <style:paragraph-properties fo:text-align="center" style:writing-mode="lr-tb"/>
      <style:text-properties fo:font-size="12pt"/>
    </style:style>
    <style:style style:name="P28" style:family="paragraph">
      <style:paragraph-properties fo:line-height="100%" fo:text-align="center"/>
    </style:style>
    <style:style style:name="T1" style:family="text">
      <style:text-properties fo:color="#ffffff" loext:opacity="100%" fo:font-size="13pt" fo:background-color="transparent"/>
    </style:style>
    <style:style style:name="T2" style:family="text">
      <style:text-properties fo:color="#ffffff" loext:opacity="100%" fo:font-size="13pt"/>
    </style:style>
    <style:style style:name="T3" style:family="text">
      <style:text-properties fo:color="#ffffff" loext:opacity="100%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loext:opacity="100%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37cm" svg:height="9.596cm" svg:x="2.321cm" svg:y="2.7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537cm" svg:height="1.278cm" svg:x="2.373cm" svg:y="2.678cm">
          <text:p text:style-name="P2">Prostor za meni i taskbar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98cm" svg:height="8.298cm" svg:x="2.345cm" svg:y="4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083cm" svg:height="1.04cm" svg:x="3.758cm" svg:y="4.15cm">
          <text:p text:style-name="P5"><text:span text:style-name="T1">projekt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5" draw:text-style-name="P8" draw:layer="layout" svg:width="1.084cm" svg:height="1.041cm" svg:x="3.758cm" svg:y="5.764cm">
          <text:p text:style-name="P7"><text:span text:style-name="T2">radnici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6" draw:text-style-name="P9" draw:layer="layout" svg:width="3.291cm" svg:height="1.831cm" svg:x="6.971cm" svg:y="10.8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916cm" svg:height="0.577cm" svg:x="2.958cm" svg:y="4.679cm"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7.351cm" svg:height="9.649cm" svg:x="3.816cm" svg:y="16.6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7.298cm" svg:height="1.447cm" svg:x="3.816cm" svg:y="16.519cm">
          <text:p text:style-name="P2">Prostor za meni i taskbar 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938cm" svg:height="8.267cm" svg:x="3.786cm" svg:y="17.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872cm" svg:height="0.891cm" svg:x="5.25cm" svg:y="18.48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3" draw:layer="layout" svg:width="0.872cm" svg:height="0.891cm" svg:x="5.228cm" svg:y="19.4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3" draw:layer="layout" svg:width="0.872cm" svg:height="0.891cm" svg:x="5.209cm" svg:y="21.03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9" draw:layer="layout" svg:width="3.101cm" svg:height="1.652cm" svg:x="8.624cm" svg:y="19.39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933cm" svg:height="0.52cm" svg:x="4.317cm" svg:y="18.729cm">
          <text:p text:style-name="P10"><text:span text:style-name="T3">tiketi</text:span></text:p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2.542cm" svg:height="0.966cm" svg:x="4.502cm" svg:y="19.575cm">
          <draw:text-box>
            <text:p><text:span text:style-name="T3">radnici</text:span></text:p>
          </draw:text-box>
        </draw:frame>
        <draw:frame draw:style-name="gr15" draw:text-style-name="P16" draw:layer="layout" svg:width="3.054cm" svg:height="1.673cm" svg:x="4.196cm" svg:y="20.926cm">
          <draw:text-box>
            <text:p text:style-name="P15"><text:span text:style-name="T3"><text:s/></text:span><text:span text:style-name="T3">zahtjevi</text:span></text:p>
          </draw:text-box>
        </draw:frame>
        <draw:custom-shape draw:style-name="gr16" draw:text-style-name="P12" draw:layer="layout" svg:width="16.525cm" svg:height="8.653cm" svg:x="27.577cm" svg:y="17.34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6.525cm" svg:height="1.152cm" svg:x="27.577cm" svg:y="17.341cm">
          <text:p text:style-name="P2">Prostor za meni i taskbar 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862cm" svg:height="7.483cm" svg:x="27.576cm" svg:y="18.51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0.872cm" svg:height="0.891cm" svg:x="29.043cm" svg:y="18.98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13" draw:layer="layout" svg:width="0.872cm" svg:height="0.891cm" svg:x="29.126cm" svg:y="20.86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9" draw:layer="layout" svg:width="3.101cm" svg:height="1.652cm" svg:x="14.304cm" svg:y="23.0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748cm" svg:height="0.52cm" svg:x="9.997cm" svg:y="22.418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.897cm" svg:height="1.352cm" svg:x="28.059cm" svg:y="20.822cm">
          <draw:text-box>
            <text:p text:style-name="P15"><text:span text:style-name="T3"><text:s/></text:span><text:span text:style-name="T3">zahtjevi</text:span></text:p>
          </draw:text-box>
        </draw:frame>
        <draw:custom-shape draw:style-name="gr21" draw:text-style-name="P17" draw:layer="layout" svg:width="8.084cm" svg:height="4.178cm" svg:x="6.971cm" svg:y="10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7.178cm" svg:height="0.729cm" svg:x="7.261cm" svg:y="10.517cm">
          <text:p text:style-name="P18"><text:span text:style-name="T4">Postavljanje uslova za pretrag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7.096cm" svg:height="2.188cm" svg:x="7.312cm" svg:y="11.654cm">
          <text:p text:style-name="P2">Prikaz pret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7" draw:layer="layout" svg:width="8.083cm" svg:height="4.179cm" svg:x="16.422cm" svg:y="4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7.165cm" svg:height="0.73cm" svg:x="16.711cm" svg:y="4.952cm">
          <text:p text:style-name="P18"><text:span text:style-name="T4">Istaknuti podaci o selektovano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7.097cm" svg:height="2.188cm" svg:x="16.762cm" svg:y="6.09cm">
          <text:p text:style-name="P2">Tabelarni prikaz uposleni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8.423cm" svg:height="5.267cm" svg:x="7.196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7.875cm" svg:height="1.767cm" svg:x="7.364cm" svg:y="4.784cm">
          <text:p text:style-name="P18"><text:span text:style-name="T4">Istaknuti podaci o selektovanom (naziv, datum kad se počeo i završio/ očekivano vrijeme završetka projekta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7.813cm" svg:height="2.465cm" svg:x="7.441cm" svg:y="6.641cm">
          <text:p text:style-name="P2">Tabelarni prikaz projek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8.084cm" svg:height="4.178cm" svg:x="16.416cm" svg:y="10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9" draw:layer="layout" svg:width="7.164cm" svg:height="0.729cm" svg:x="16.723cm" svg:y="10.6cm">
          <text:p text:style-name="P18"><text:span text:style-name="T4">Bolji prikaz selektovanog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0" draw:layer="layout" svg:width="7.096cm" svg:height="2.187cm" svg:x="16.774cm" svg:y="11.738cm">
          <text:p text:style-name="P2">Spisak dobijenih zahtje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6.778cm" svg:height="0.813cm" svg:x="1.699cm" svg:y="1.519cm">
          <text:p text:style-name="P21"><text:span text:style-name="T5">CEO pogled</text:span>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9.617cm" svg:height="0.733cm" svg:x="3.423cm" svg:y="15.685cm">
          <text:p text:style-name="P21"><text:span text:style-name="T5">Pogled projekt menadžera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7.962cm" svg:height="0.733cm" svg:x="26.902cm" svg:y="16.501cm">
          <text:p text:style-name="P21"><text:span text:style-name="T5">Pogled radnika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5" draw:id="id5" draw:layer="layout" svg:width="7.761cm" svg:height="2.47cm" svg:x="13.516cm" svg:y="28.704cm">
          <text:p text:style-name="P2">Ima određene potrebe/žalbe</text:p>
          <draw:enhanced-geometry svg:viewBox="0 0 21600 21600" draw:type="rectangle" draw:enhanced-path="M 0 0 L 21600 0 21600 21600 0 21600 0 0 Z N"/>
        </draw:custom-shape>
        <draw:custom-shape draw:style-name="gr35" draw:text-style-name="P23" xml:id="id6" draw:id="id6" draw:layer="layout" svg:width="7.761cm" svg:height="2.47cm" svg:x="9.036cm" svg:y="32.668cm">
          <text:p text:style-name="P2">Šalje zahtjev PM-u</text:p>
          <draw:enhanced-geometry svg:viewBox="0 0 21600 21600" draw:type="rectangle" draw:enhanced-path="M 0 0 L 21600 0 21600 21600 0 21600 0 0 Z N"/>
        </draw:custom-shape>
        <draw:custom-shape draw:style-name="gr35" draw:text-style-name="P23" xml:id="id7" draw:id="id7" draw:layer="layout" svg:width="7.761cm" svg:height="2.47cm" svg:x="4.348cm" svg:y="41.816cm">
          <text:p text:style-name="P2">Prima zahtjev</text:p>
          <draw:enhanced-geometry svg:viewBox="0 0 21600 21600" draw:type="rectangle" draw:enhanced-path="M 0 0 L 21600 0 21600 21600 0 21600 0 0 Z N"/>
        </draw:custom-shape>
        <draw:custom-shape draw:style-name="gr35" draw:text-style-name="P23" xml:id="id1" draw:id="id1" draw:layer="layout" svg:width="7.761cm" svg:height="2.47cm" svg:x="4.348cm" svg:y="45.343cm">
          <text:p text:style-name="P2">Odgovara na zahtjev</text:p>
          <draw:enhanced-geometry svg:viewBox="0 0 21600 21600" draw:type="rectangle" draw:enhanced-path="M 0 0 L 21600 0 21600 21600 0 21600 0 0 Z N"/>
        </draw:custom-shape>
        <draw:custom-shape draw:style-name="gr35" draw:text-style-name="P23" xml:id="id10" draw:id="id10" draw:layer="layout" svg:width="7.761cm" svg:height="2.47cm" svg:x="13.516cm" svg:y="41.816cm">
          <text:p text:style-name="P2">Alokacija radnika na projektu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6.242cm" svg:height="1.731cm" svg:x="9.54cm" svg:y="26.606cm">
          <text:p text:style-name="P2">Radni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4" draw:layer="layout" svg:width="6.242cm" svg:height="1.731cm" svg:x="9.672cm" svg:y="38.563cm">
          <text:p text:style-name="P2">Projekt menadže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3" draw:id="id3" draw:layer="layout" svg:width="7.761cm" svg:height="2.47cm" svg:x="13.516cm" svg:y="45.343cm">
          <text:p text:style-name="P2">Šalje zahtjev nadređenim</text:p>
          <draw:enhanced-geometry svg:viewBox="0 0 21600 21600" draw:type="rectangle" draw:enhanced-path="M 0 0 L 21600 0 21600 21600 0 21600 0 0 Z N"/>
        </draw:custom-shape>
        <draw:custom-shape draw:style-name="gr35" draw:text-style-name="P23" xml:id="id4" draw:id="id4" draw:layer="layout" svg:width="7.761cm" svg:height="2.47cm" svg:x="9.036cm" svg:y="51.727cm">
          <text:p text:style-name="P2">Dobija zahtjev</text:p>
          <draw:enhanced-geometry svg:viewBox="0 0 21600 21600" draw:type="rectangle" draw:enhanced-path="M 0 0 L 21600 0 21600 21600 0 21600 0 0 Z N"/>
        </draw:custom-shape>
        <draw:custom-shape draw:style-name="gr35" draw:text-style-name="P23" xml:id="id8" draw:id="id8" draw:layer="layout" svg:width="7.761cm" svg:height="2.47cm" svg:x="9.036cm" svg:y="54.9cm">
          <text:p text:style-name="P2">Odgovara na zahtjev</text:p>
          <draw:enhanced-geometry svg:viewBox="0 0 21600 21600" draw:type="rectangle" draw:enhanced-path="M 0 0 L 21600 0 21600 21600 0 21600 0 0 Z N"/>
        </draw:custom-shape>
        <draw:custom-shape draw:style-name="gr36" draw:text-style-name="P24" draw:layer="layout" svg:width="6.242cm" svg:height="1.731cm" svg:x="9.672cm" svg:y="48.805cm">
          <text:p text:style-name="P2">CE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2" draw:id="id2" draw:layer="layout" svg:width="7.761cm" svg:height="2.47cm" svg:x="4.348cm" svg:y="28.704cm">
          <text:p text:style-name="P2">Prima odgovor</text:p>
          <draw:enhanced-geometry svg:viewBox="0 0 21600 21600" draw:type="rectangle" draw:enhanced-path="M 0 0 L 21600 0 21600 21600 0 21600 0 0 Z N"/>
        </draw:custom-shape>
        <draw:connector draw:style-name="gr37" draw:text-style-name="P9" draw:layer="layout" draw:line-skew="-1.198cm" svg:x1="4.348cm" svg:y1="46.578cm" svg:x2="4.348cm" svg:y2="29.939cm" draw:start-shape="id1" draw:start-glue-point="3" draw:end-shape="id2" draw:end-glue-point="3" svg:d="M4348 46578h-1699v-16639h1699" svg:viewBox="0 0 1700 16640">
          <text:p/>
        </draw:connector>
        <draw:connector draw:style-name="gr38" draw:text-style-name="P9" draw:layer="layout" svg:x1="17.396cm" svg:y1="47.813cm" svg:x2="16.797cm" svg:y2="52.962cm" draw:start-shape="id3" draw:start-glue-point="2" draw:end-shape="id4" draw:end-glue-point="1" svg:d="M17396 47813v5149h-599" svg:viewBox="0 0 600 5150">
          <text:p/>
        </draw:connector>
        <draw:connector draw:style-name="gr39" draw:text-style-name="P9" draw:layer="layout" svg:x1="17.396cm" svg:y1="31.174cm" svg:x2="12.916cm" svg:y2="32.668cm" draw:start-shape="id5" draw:start-glue-point="2" draw:end-shape="id6" draw:end-glue-point="0" svg:d="M17396 31174v747h-4480v747" svg:viewBox="0 0 4481 1495">
          <text:p/>
        </draw:connector>
        <draw:connector draw:style-name="gr40" draw:text-style-name="P9" draw:layer="layout" draw:line-skew="-2.413cm" svg:x1="12.916cm" svg:y1="35.138cm" svg:x2="8.228cm" svg:y2="41.816cm" draw:start-shape="id6" draw:start-glue-point="2" draw:end-shape="id7" draw:end-glue-point="0" svg:d="M12916 35138v926h-4688v5752" svg:viewBox="0 0 4689 6679">
          <text:p/>
        </draw:connector>
        <draw:frame draw:style-name="gr41" draw:text-style-name="P14" draw:layer="layout" svg:width="1.806cm" svg:height="0.963cm" svg:x="28.692cm" svg:y="19.014cm">
          <draw:text-box>
            <text:p><text:span text:style-name="T3">tiketi</text:span></text:p>
          </draw:text-box>
        </draw:frame>
        <draw:custom-shape draw:style-name="gr35" draw:text-style-name="P23" xml:id="id9" draw:id="id9" draw:layer="layout" svg:width="7.761cm" svg:height="2.47cm" svg:x="22.471cm" svg:y="43.611cm">
          <text:p text:style-name="P2">Prima odgovor</text:p>
          <draw:enhanced-geometry svg:viewBox="0 0 21600 21600" draw:type="rectangle" draw:enhanced-path="M 0 0 L 21600 0 21600 21600 0 21600 0 0 Z N"/>
        </draw:custom-shape>
        <draw:connector draw:style-name="gr42" draw:text-style-name="P9" draw:layer="layout" svg:x1="16.797cm" svg:y1="56.135cm" svg:x2="26.351cm" svg:y2="46.081cm" draw:start-shape="id8" draw:start-glue-point="1" draw:end-shape="id9" draw:end-glue-point="2" svg:d="M16797 56135h9554v-10054" svg:viewBox="0 0 9555 10055">
          <text:p/>
        </draw:connector>
        <draw:connector draw:style-name="gr43" draw:text-style-name="P9" draw:layer="layout" draw:type="line" svg:x1="8.228cm" svg:y1="44.286cm" svg:x2="8.228cm" svg:y2="45.343cm" draw:start-shape="id7" draw:start-glue-point="2" draw:end-shape="id1" draw:end-glue-point="0" svg:d="M8228 44286v1057" svg:viewBox="0 0 1 1058">
          <text:p/>
        </draw:connector>
        <draw:connector draw:style-name="gr44" draw:text-style-name="P9" draw:layer="layout" draw:type="line" svg:x1="17.396cm" svg:y1="44.286cm" svg:x2="17.396cm" svg:y2="45.343cm" draw:start-shape="id10" draw:start-glue-point="2" draw:end-shape="id3" draw:end-glue-point="0" svg:d="M17396 44286v1057" svg:viewBox="0 0 1 1058">
          <text:p/>
        </draw:connector>
        <draw:custom-shape draw:style-name="gr45" draw:text-style-name="P25" draw:layer="layout" svg:width="7.311cm" svg:height="3.439cm" svg:x="8.114cm" svg:y="18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9" draw:layer="layout" svg:width="6.996cm" svg:height="0.736cm" svg:x="8.27cm" svg:y="18.605cm">
          <text:p text:style-name="P18"><text:span text:style-name="T4">Istaknuti podaci o selektovano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7" draw:layer="layout" svg:width="6.853cm" svg:height="2.02cm" svg:x="8.308cm" svg:y="19.49cm">
          <text:p text:style-name="P26"><text:span text:style-name="T6">Trodjelni tabelarni prikaz tiketa(dostupni, u procesu, završen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0.872cm" svg:height="0.891cm" svg:x="5.225cm" svg:y="22.63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4" draw:layer="layout" svg:width="3.123cm" svg:height="1.673cm" svg:x="4.224cm" svg:y="22.261cm">
          <draw:text-box>
            <text:p><text:span text:style-name="T3">pregled projekta</text:span></text:p>
          </draw:text-box>
        </draw:frame>
        <draw:custom-shape draw:style-name="gr11" draw:text-style-name="P13" draw:layer="layout" svg:width="0.872cm" svg:height="0.891cm" svg:x="29.143cm" svg:y="22.79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4" draw:layer="layout" svg:width="3.123cm" svg:height="1.673cm" svg:x="28.088cm" svg:y="22.737cm">
          <draw:text-box>
            <text:p text:style-name="P28"><text:span text:style-name="T3">trenutni tiket</text:span></text:p>
          </draw:text-box>
        </draw:frame>
        <draw:custom-shape draw:style-name="gr48" draw:text-style-name="P25" draw:layer="layout" svg:width="7.502cm" svg:height="3.673cm" svg:x="16.099cm" svg:y="18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6.877cm" svg:height="0.776cm" svg:x="16.406cm" svg:y="18.617cm">
          <text:p text:style-name="P18"><text:span text:style-name="T4">Istaknuti podaci o selektovano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7" draw:layer="layout" svg:width="6.932cm" svg:height="1.94cm" svg:x="16.457cm" svg:y="19.755cm">
          <text:p text:style-name="P26"><text:span text:style-name="T6"><text:s/></text:span><text:span text:style-name="T6">Spisak dobijenih i poslanih zahtjeva sa statuso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7.502cm" svg:height="3.673cm" svg:x="8.003cm" svg:y="22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6.877cm" svg:height="0.776cm" svg:x="8.31cm" svg:y="22.719cm">
          <text:p text:style-name="P18"><text:span text:style-name="T4">Istaknuti podaci o selektovano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7" draw:layer="layout" svg:width="6.932cm" svg:height="1.94cm" svg:x="8.361cm" svg:y="23.857cm">
          <text:p text:style-name="P26"><text:span text:style-name="T6"><text:s/></text:span><text:span text:style-name="T6">Pregled projekta(progress bar, broj radnika na projektu, pocetak, kraj,...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1.084cm" svg:height="1.04cm" svg:x="3.758cm" svg:y="7.438cm">
          <text:p text:style-name="P7"><text:span text:style-name="T2">pretraga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51" draw:text-style-name="P8" draw:layer="layout" svg:width="1.084cm" svg:height="1.04cm" svg:x="3.758cm" svg:y="9.194cm">
          <text:p text:style-name="P7"><text:span text:style-name="T2">statistika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  <draw:custom-shape draw:style-name="gr51" draw:text-style-name="P8" draw:layer="layout" svg:width="1.084cm" svg:height="1.04cm" svg:x="3.758cm" svg:y="10.866cm">
          <text:p text:style-name="P7"><text:span text:style-name="T2">zahtjevi</text:span></text:p>
          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at_20_bez_20_punjenja_20_i_20_bez_20_linije" style:display-name="Objekat bez punjenja i bez linij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8T21:57:40.983000000</meta:creation-date>
    <dc:date>2022-12-30T18:00:00.458000000</dc:date>
    <meta:editing-duration>PT10H46M16S</meta:editing-duration>
    <meta:editing-cycles>14</meta:editing-cycles>
    <meta:generator>LibreOffice/7.4.3.2$Windows_X86_64 LibreOffice_project/1048a8393ae2eeec98dff31b5c133c5f1d08b890</meta:generator>
    <meta:document-statistic meta:object-count="77"/>
  </office:meta>
</office:document-meta>
</file>